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tillium-web" svg:font-family="titillium-web, sans-serif, FontAwesom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f8a7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officeooo:rsid="00286c91" officeooo:paragraph-rsid="00286c91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rsid="002a9335" officeooo:paragraph-rsid="002a9335"/>
    </style:style>
    <style:style style:name="P4" style:family="paragraph" style:parent-style-name="Standard">
      <style:text-properties officeooo:paragraph-rsid="002a9335"/>
    </style:style>
    <style:style style:name="P5" style:family="paragraph" style:parent-style-name="Standard">
      <style:text-properties fo:font-size="15pt" officeooo:rsid="00286c91" officeooo:paragraph-rsid="00286c91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font-style="italic" fo:font-weight="bold" officeooo:rsid="00286c91" officeooo:paragraph-rsid="00286c91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style="italic" fo:font-weight="bold" officeooo:rsid="00286c91" officeooo:paragraph-rsid="00286c91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286c91" officeooo:paragraph-rsid="00286c9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218cdd"/>
    </style:style>
    <style:style style:name="T2" style:family="text">
      <style:text-properties fo:color="#c9211e"/>
    </style:style>
    <style:style style:name="T3" style:family="text">
      <style:text-properties fo:color="#c9211e" officeooo:rsid="00218cdd"/>
    </style:style>
    <style:style style:name="T4" style:family="text">
      <style:text-properties fo:color="#000000" officeooo:rsid="00218cdd" fo:background-color="transparent" loext:char-shading-value="0"/>
    </style:style>
    <style:style style:name="T5" style:family="text">
      <style:text-properties fo:color="#ff0000"/>
    </style:style>
    <style:style style:name="T6" style:family="text">
      <style:text-properties fo:color="#ff0000" officeooo:rsid="00218cdd"/>
    </style:style>
    <style:style style:name="T7" style:family="text">
      <style:text-properties fo:color="#ff0000" officeooo:rsid="0022f8a7"/>
    </style:style>
    <style:style style:name="T8" style:family="text">
      <style:text-properties fo:color="#ff0000" officeooo:rsid="00335421"/>
    </style:style>
    <style:style style:name="T9" style:family="text">
      <style:text-properties officeooo:rsid="0022f8a7"/>
    </style:style>
    <style:style style:name="T10" style:family="text">
      <style:text-properties officeooo:rsid="00286c91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a9335"/>
    </style:style>
    <style:style style:name="T13" style:family="text">
      <style:text-properties officeooo:rsid="002f6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urtleBot LiDAR (LDS-02)</text:p>
      <text:p text:style-name="P2"/>
      <text:p text:style-name="P6"/>
      <text:p text:style-name="P6"/>
      <text:p text:style-name="P7">Specifications:</text:p>
      <text:p text:style-name="P4"><text:span text:style-name="T10">Range</text:span><text:span text:style-name="T12">= 16cm - </text:span><text:span text:style-name="T10">8m </text:span></text:p>
      <text:p text:style-name="P3">Weight= 131g</text:p>
      <text:p text:style-name="Standard"><text:span text:style-name="T13">Laser= Low powered Infrared Laser (Wavelength= 793nm)</text:span><text:tab/></text:p>
      <text:p text:style-name="Standard"><text:s/><text:tab/></text:p>
      <text:p text:style-name="P5"><text:span text:style-name="T11">Scan Data Analysis:</text:span> </text:p>
      <text:p text:style-name="Standard">header: </text:p>
      <text:p text:style-name="Standard"><text:s text:c="2"/>seq: 270</text:p>
      <text:p text:style-name="Standard"><text:s text:c="2"/>stamp: </text:p>
      <text:p text:style-name="Standard"><text:s text:c="4"/>secs: 1676629230</text:p>
      <text:p text:style-name="Standard"><text:s text:c="4"/>nsecs: 742244354</text:p>
      <text:p text:style-name="Standard"><text:s text:c="2"/>frame_id: "base_scan"</text:p>
      <text:p text:style-name="Standard">angle_min: <text:span text:style-name="T5">0.04424970597028732 </text:span><text:span text:style-name="T6">radian</text:span><text:span text:style-name="T2"> </text:span><text:span text:style-name="T4">or</text:span><text:span text:style-name="T3"> </text:span><text:span text:style-name="T6">2.53 degree</text:span></text:p>
      <text:p text:style-name="Standard">angle_max: <text:span text:style-name="T5">6.278670787811279 </text:span><text:span text:style-name="T6">radian</text:span><text:span text:style-name="T1"> or </text:span><text:span text:style-name="T6">359.74 degree</text:span></text:p>
      <text:p text:style-name="Standard">angle_increment: <text:span text:style-name="T5">0.027464410290122032 </text:span><text:span text:style-name="T6">radian </text:span><text:span text:style-name="T1">or </text:span><text:span text:style-name="T6">1.57 degree</text:span></text:p>
      <text:p text:style-name="Standard">time_increment: 0.0</text:p>
      <text:p text:style-name="Standard">scan_time: 0.0</text:p>
      <text:p text:style-name="Standard">range_min: 0.0</text:p>
      <text:p text:style-name="Standard">range_max: 100.0</text:p>
      <text:p text:style-name="P1">ranges<text:span text:style-name="T9">(</text:span><text:span text:style-name="T7">Array_ Length 2</text:span><text:span text:style-name="T8">11</text:span><text:span text:style-name="T9">)</text:span>: [0.210999995470047, 0.0, 0.210999995470047, 0.21299999952316284, 0.21400000154972076, 0.2160000056028366, 0.21699999272823334, 0.21799999475479126, 0.22200000286102295, 0.22300000488758087, 0.22599999606609344, 0.23000000417232513, 0.23100000619888306, 0.23800000548362732, 0.23999999463558197, 0.24400000274181366, 0.24899999797344208, 0.2540000081062317, 0.26100000739097595, 0.2630000114440918, 0.27000001072883606, 0.2770000100135803, 0.0, 0.2840000092983246, 0.29499998688697815, 0.3019999861717224, 0.0, 0.0, 7.085999965667725, 6.869999885559082, 6.875, 6.723999977111816, 6.5879998207092285, 6.519000053405762, 6.48799991607666, 0.0, 0.0, 6.2779998779296875, 6.125, 0.0, 6.114999771118164, 0.0, 0.0, 6.142000198364258, 0.0, 0.597000002861023, 0.597000002861023, 0.5989999771118164, 0.6000000238418579, 0.6019999980926514, 0.6060000061988831, 0.5669999718666077, 0.4779999852180481, 0.4869999885559082, 0.49000000953674316, 0.49000000953674316, 0.49300000071525574, 0.49399998784065247, 0.4970000088214874, 0.5009999871253967, 0.5049999952316284, 0.5090000033378601, 0.5149999856948853, 0.5189999938011169, 0.5270000100135803, 0.5329999923706055, 0.5410000085830688, 0.6159999966621399, 0.6190000176429749, 0.597000002861023, 0.5649999976158142, 0.5339999794960022, 0.5130000114440918, 0.49900001287460327, 0.4860000014305115, 0.47099998593330383, 0.42500001192092896, 0.38600000739097595, 0.0, 0.0, 0.3009999990463257, 0.28999999165534973, 0.2840000092983246, 0.27900001406669617, 0.289000004529953, 0.0, 0.2770000100135803, 0.26899999380111694, 0.2619999945163727, 0.25699999928474426, 0.25, 0.24500000476837158, 0.23999999463558197, 0.23499999940395355, 0.23000000417232513, 0.22499999403953552, 0.22200000286102295, 0.21799999475479126, 0.21400000154972076, 0.21199999749660492, 0.20900000631809235, 0.20900000631809235, 0.0, 0.0, 0.0, 0.0, 0.0, 0.0, 0.0, 0.17599999904632568, 0.1770000010728836, 0.17499999701976776, 0.17599999904632568, 0.17599999904632568, 0.1770000010728836, 0.17800000309944153, 0.0, 0.18299999833106995, 0.0, 0.0, 0.0, 0.0, 0.0, 0.0, 0.0, 0.0, 0.0, 0.0, 0.0, 0.0, 0.0, 0.0, 0.0, 0.0, 0.0, 0.0, 0.0, 0.0, 0.2639999985694885, 0.27300000190734863, 0.2849999964237213, 0.2840000092983246, <text:soft-page-break/>0.2800000011920929, 0.2750000059604645, 0.2709999978542328, 0.26600000262260437, 0.0, 0.32199999690055847, 0.0, 0.3370000123977661, 0.32100000977516174, 0.30799999833106995, 0.29600000381469727, 0.28700000047683716, 0.2879999876022339, 0.0, 0.46000000834465027, 0.47200000286102295, 0.48100000619888306, 0.5059999823570251, 0.0, 0.0, 1.1109999418258667, 1.1339999437332153, 0.0, 0.0, 0.35600000619888306, 0.3580000102519989, 0.37599998712539673, 0.39399999380111694, 0.414000004529953, 0.4390000104904175, 0.46700000762939453, 0.0, 0.0, 0.0, 0.574999988079071, 0.6200000047683716, 0.0, 0.0, 1.8919999599456787, 1.9229999780654907, 1.9559999704360962, 0.0, 0.35899999737739563, 0.3540000021457672, 0.3370000123977661, 0.3330000042915344, 0.3330000042915344, 0.33399999141693115, 0.335999995470047, 0.33899998664855957, 0.3449999988079071, 0.3569999933242798, 0.3700000047683716, 0.0, 0.0, 2.806999921798706, 2.9040000438690186, 0.0, 0.0, 0.722000002861023, 0.6769999861717224, 0.6169999837875366, 0.5899999737739563, 0.5759999752044678, 0.5600000023841858, 0.5389999747276306, 0.5260000228881836, 0.5189999938011169, 0.3630000054836273, 0.36000001430511475, 0.0, 0.21899999678134918, 0.21699999272823334, 0.2150000035762787, 0.21400000154972076, 0.21199999749660492, 0.210999995470047, 0.20999999344348907, 0.210999995470047, 0.20900000631809235, 0.20900000631809235, 0.2070000022649765, 0.20800000429153442, 0.20800000429153442, 0.2070000022649765]</text:p>
      <text:p text:style-name="P1"/>
      <text:p text:style-name="P1">intensities<text:span text:style-name="T9">(</text:span><text:span text:style-name="T7">Array_ Length </text:span><text:span text:style-name="T8">211</text:span><text:span text:style-name="T9">) </text:span>: [78.0, 0.0, 76.0, 74.0, 74.0, 74.0, 72.0, 72.0, 70.0, 70.0, 68.0, 68.0, 68.0, 66.0, 68.0, 68.0, 66.0, 66.0, 66.0, 64.0, 66.0, 64.0, 0.0, 64.0, 64.0, 64.0, 0.0, 0.0, 74.0, 84.0, 86.0, 74.0, 84.0, 96.0, 86.0, 0.0, 0.0, 76.0, 100.0, 0.0, 110.0, 0.0, 0.0, 88.0, 0.0, 232.0, 232.0, 232.0, 230.0, 232.0, 232.0, 70.0, 90.0, 228.0, 228.0, 230.0, 228.0, 228.0, 224.0, 224.0, 228.0, 228.0, 208.0, 214.0, 218.0, 224.0, 222.0, 208.0, 152.0, 84.0, 68.0, 98.0, 222.0, 228.0, 228.0, 228.0, 112.0, 74.0, 0.0, 0.0, 196.0, 228.0, 228.0, 228.0, 228.0, 0.0, 128.0, 116.0, 116.0, 120.0, 116.0, 112.0, 116.0, 116.0, 116.0, 118.0, 122.0, 122.0, 120.0, 120.0, 124.0, 114.0, 0.0, 0.0, 0.0, 0.0, 0.0, 0.0, 0.0, 74.0, 216.0, 226.0, 226.0, 226.0, 226.0, 224.0, 0.0, 220.0, 0.0, 0.0, 0.0, 0.0, 0.0, 0.0, 0.0, 0.0, 0.0, 0.0, 0.0, 0.0, 0.0, 0.0, 0.0, 0.0, 0.0, 0.0, 0.0, 0.0, 224.0, 226.0, 226.0, 228.0, 228.0, 228.0, 228.0, 226.0, 0.0, 110.0, 0.0, 132.0, 68.0, 70.0, 72.0, 68.0, 80.0, 0.0, 90.0, 74.0, 78.0, 98.0, 0.0, 0.0, 234.0, 232.0, 0.0, 0.0, 68.0, 66.0, 66.0, 68.0, 68.0, 70.0, 64.0, 0.0, 0.0, 0.0, 66.0, 68.0, 0.0, 0.0, 228.0, 232.0, 230.0, 0.0, 220.0, 224.0, 220.0, 224.0, 224.0, 224.0, 224.0, 222.0, 218.0, 186.0, 160.0, 0.0, 0.0, 190.0, 190.0, 0.0, 0.0, 148.0, 218.0, 218.0, 224.0, 224.0, 224.0, 222.0, 202.0, 100.0, 74.0, 126.0, 0.0, 64.0, 74.0, 72.0, 74.0, 74.0, 76.0, 74.0, 80.0, 80.0, 80.0, 80.0, 82.0, 84.0, 82.0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tillium-web" svg:font-family="titillium-web, sans-serif, FontAwesom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5:51:55.871496113</meta:creation-date>
    <dc:date>2023-02-20T00:06:33.172522898</dc:date>
    <meta:editing-duration>PT1H13M4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517" meta:character-count="5584" meta:non-whitespace-character-count="5067"/>
  </office:meta>
</office:document-meta>
</file>